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93cm"/>
    </style:style>
    <style:style style:name="co3" style:family="table-column">
      <style:table-column-properties fo:break-before="auto" style:column-width="3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Germany</text:p>
          </table:table-cell>
          <table:table-cell office:value-type="string" calcext:value-type="string">
            <text:p>Ontario/Canad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lanned for Switzer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------------- </text:p>
          </table:table-cell>
          <table:table-cell table:number-columns-repeated="4" office:value-type="string" calcext:value-type="string">
            <text:p><text:s/>:-------------: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&lt;http://nationallizenzen.de&gt;</text:p>
          </table:table-cell>
          <table:table-cell office:value-type="string" calcext:value-type="string">
            <text:p>&lt;http://scholarsportal.info&gt;</text:p>
          </table:table-cell>
          <table:table-cell office:value-type="string" calcext:value-type="string">
            <text:p>&lt;http://istex.fr&gt;</text:p>
          </table:table-cell>
          <table:table-cell/>
          <table:table-cell table:formula="of:=CONCATENATE(&quot;|&quot;;[.B3];&quot;|&quot;;[.C3];&quot;|&quot;;[.D3];&quot;|&quot;;[.E3];&quot;|&quot;;[.F3];&quot;|&quot;)" office:value-type="string" office:string-value="|Link|&lt;http://nationallizenzen.de&gt;|&lt;http://scholarsportal.info&gt;|&lt;http://istex.fr&gt;||" calcext:value-type="string">
            <text:p>|Link|&lt;http://nationallizenzen.de&gt;|&lt;http://scholarsportal.info&gt;|&lt;http://istex.fr&gt;||</text:p>
          </table:table-cell>
        </table:table-row>
        <table:table-row table:style-name="ro1">
          <table:table-cell/>
          <table:table-cell office:value-type="string" calcext:value-type="string">
            <text:p>Start year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  <table:table-cell office:value-type="float" office:value="2012" calcext:value-type="float">
            <text:p>2012</text:p>
          </table:table-cell>
          <table:table-cell office:value-type="float" office:value="2015" calcext:value-type="float">
            <text:p>2015</text:p>
          </table:table-cell>
          <table:table-cell table:formula="of:=CONCATENATE(&quot;|&quot;;[.B4];&quot;|&quot;;[.C4];&quot;|&quot;;[.D4];&quot;|&quot;;[.E4];&quot;|&quot;;[.F4];&quot;|&quot;)" office:value-type="string" office:string-value="|Start year|2004|2006|2012|2015|" calcext:value-type="string">
            <text:p>|Start year|2004|2006|2012|2015|</text:p>
          </table:table-cell>
        </table:table-row>
        <table:table-row table:style-name="ro1">
          <table:table-cell/>
          <table:table-cell office:value-type="string" calcext:value-type="string">
            <text:p>Number of articles in the platform</text:p>
          </table:table-cell>
          <table:table-cell office:value-type="string" calcext:value-type="string">
            <text:p>25 million</text:p>
          </table:table-cell>
          <table:table-cell office:value-type="string" calcext:value-type="string">
            <text:p>43 million</text:p>
          </table:table-cell>
          <table:table-cell office:value-type="string" calcext:value-type="string">
            <text:p>20 million</text:p>
          </table:table-cell>
          <table:table-cell office:value-type="string" calcext:value-type="string">
            <text:p>3.5 million</text:p>
          </table:table-cell>
          <table:table-cell table:formula="of:=CONCATENATE(&quot;|&quot;;[.B5];&quot;|&quot;;[.C5];&quot;|&quot;;[.D5];&quot;|&quot;;[.E5];&quot;|&quot;;[.F5];&quot;|&quot;)" office:value-type="string" office:string-value="|Number of articles in the platform|25 million|43 million|20 million|3.5 million|" calcext:value-type="string">
            <text:p>|Number of articles in the platform|25 million|43 million|20 million|3.5 million|</text:p>
          </table:table-cell>
        </table:table-row>
        <table:table-row table:style-name="ro1">
          <table:table-cell/>
          <table:table-cell office:value-type="string" calcext:value-type="string">
            <text:p>Budget</text:p>
          </table:table-cell>
          <table:table-cell office:value-type="string" calcext:value-type="string">
            <text:p>&gt; 120 million €</text:p>
          </table:table-cell>
          <table:table-cell/>
          <table:table-cell office:value-type="string" calcext:value-type="string">
            <text:p>60 million €</text:p>
          </table:table-cell>
          <table:table-cell office:value-type="string" calcext:value-type="string">
            <text:p>10 million CHF</text:p>
          </table:table-cell>
          <table:table-cell table:formula="of:=CONCATENATE(&quot;|&quot;;[.B6];&quot;|&quot;;[.C6];&quot;|&quot;;[.D6];&quot;|&quot;;[.E6];&quot;|&quot;;[.F6];&quot;|&quot;)" office:value-type="string" office:string-value="|Budget|&gt; 120 million €||60 million €|10 million CHF|" calcext:value-type="string">
            <text:p>|Budget|&gt; 120 million €||60 million €|10 million CHF|</text:p>
          </table:table-cell>
        </table:table-row>
        <table:table-row table:style-name="ro1">
          <table:table-cell/>
          <table:table-cell office:value-type="string" calcext:value-type="string">
            <text:p>Main focus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reservation</text:p>
          </table:table-cell>
          <table:table-cell office:value-type="string" calcext:value-type="string">
            <text:p>text and data mining</text:p>
          </table:table-cell>
          <table:table-cell office:value-type="string" calcext:value-type="string">
            <text:p>access</text:p>
          </table:table-cell>
          <table:table-cell table:formula="of:=CONCATENATE(&quot;|&quot;;[.B7];&quot;|&quot;;[.C7];&quot;|&quot;;[.D7];&quot;|&quot;;[.E7];&quot;|&quot;;[.F7];&quot;|&quot;)" office:value-type="string" office:string-value="|Main focus|access|preservation|text and data mining|access|" calcext:value-type="string">
            <text:p>|Main focus|access|preservation|text and data mining|access|</text:p>
          </table:table-cell>
        </table:table-row>
        <table:table-row table:style-name="ro1">
          <table:table-cell/>
          <table:table-cell office:value-type="string" calcext:value-type="string">
            <text:p>Participating Publishers</text:p>
          </table:table-cell>
          <table:table-cell office:value-type="string" calcext:value-type="string">
            <text:p>~3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CONCATENATE(&quot;|&quot;;[.B8];&quot;|&quot;;[.C8];&quot;|&quot;;[.D8];&quot;|&quot;;[.E8];&quot;|&quot;;[.F8];&quot;|&quot;)" office:value-type="string" office:string-value="|Participating Publishers|~30|30|20|4|" calcext:value-type="string">
            <text:p>|Participating Publishers|~30|30|20|4|</text:p>
          </table:table-cell>
        </table:table-row>
        <table:table-row table:style-name="ro1">
          <table:table-cell/>
          <table:table-cell office:value-type="string" calcext:value-type="string">
            <text:p>Pivot Format</text:p>
          </table:table-cell>
          <table:table-cell office:value-type="string" calcext:value-type="string">
            <text:p>OCLC PICA+</text:p>
          </table:table-cell>
          <table:table-cell office:value-type="string" calcext:value-type="string">
            <text:p>NLM JATS</text:p>
          </table:table-cell>
          <table:table-cell office:value-type="string" calcext:value-type="string">
            <text:p>MODS</text:p>
          </table:table-cell>
          <table:table-cell office:value-type="string" calcext:value-type="string">
            <text:p>NLM JATS</text:p>
          </table:table-cell>
          <table:table-cell table:formula="of:=CONCATENATE(&quot;|&quot;;[.B9];&quot;|&quot;;[.C9];&quot;|&quot;;[.D9];&quot;|&quot;;[.E9];&quot;|&quot;;[.F9];&quot;|&quot;)" office:value-type="string" office:string-value="|Pivot Format|OCLC PICA+|NLM JATS|MODS|NLM JATS|" calcext:value-type="string">
            <text:p>|Pivot Format|OCLC PICA+|NLM JATS|MODS|NLM JATS|</text:p>
          </table:table-cell>
        </table:table-row>
        <table:table-row table:style-name="ro1">
          <table:table-cell/>
          <table:table-cell office:value-type="string" calcext:value-type="string">
            <text:p>Fulltext (pdf) delivery on the project platform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NCATENATE(&quot;|&quot;;[.B10];&quot;|&quot;;[.C10];&quot;|&quot;;[.D10];&quot;|&quot;;[.E10];&quot;|&quot;;[.F10];&quot;|&quot;)" office:value-type="string" office:string-value="|Fulltext (pdf) delivery on the project platform|no|yes|yes|no|" calcext:value-type="string">
            <text:p>|Fulltext (pdf) delivery on the project platform|no|yes|yes|no|</text:p>
          </table:table-cell>
        </table:table-row>
        <table:table-row table:style-name="ro1">
          <table:table-cell/>
          <table:table-cell office:value-type="string" calcext:value-type="string">
            <text:p>Access for private users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NCATENATE(&quot;|&quot;;[.B11];&quot;|&quot;;[.C11];&quot;|&quot;;[.D11];&quot;|&quot;;[.E11];&quot;|&quot;;[.F11];&quot;|&quot;)" office:value-type="string" office:string-value="|Access for private users|yes|no|no|yes|" calcext:value-type="string">
            <text:p>|Access for private users|yes|no|no|yes|</text:p>
          </table:table-cell>
        </table:table-row>
        <table:table-row table:style-name="ro1">
          <table:table-cell/>
          <table:table-cell office:value-type="string" calcext:value-type="string">
            <text:p>Rights to share the meta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CONCATENATE(&quot;|&quot;;[.B12];&quot;|&quot;;[.C12];&quot;|&quot;;[.D12];&quot;|&quot;;[.E12];&quot;|&quot;;[.F12];&quot;|&quot;)" office:value-type="string" office:string-value="|Rights to share the metadata|yes|no|yes|yes|" calcext:value-type="string">
            <text:p>|Rights to share the metadata|yes|no|yes|yes|</text:p>
          </table:table-cell>
        </table:table-row>
        <table:table-row table:style-name="ro1">
          <table:table-cell/>
          <table:table-cell office:value-type="string" calcext:value-type="string">
            <text:p>Language for transformation</text:p>
          </table:table-cell>
          <table:table-cell office:value-type="string" calcext:value-type="string">
            <text:p>C and Java</text:p>
          </table:table-cell>
          <table:table-cell office:value-type="string" calcext:value-type="string">
            <text:p>Java in the past, XSLT now</text:p>
          </table:table-cell>
          <table:table-cell table:number-columns-repeated="2" office:value-type="string" calcext:value-type="string">
            <text:p>XSLT</text:p>
          </table:table-cell>
          <table:table-cell table:formula="of:=CONCATENATE(&quot;|&quot;;[.B13];&quot;|&quot;;[.C13];&quot;|&quot;;[.D13];&quot;|&quot;;[.E13];&quot;|&quot;;[.F13];&quot;|&quot;)" office:value-type="string" office:string-value="|Language for transformation|C and Java|Java in the past, XSLT now|XSLT|XSLT|" calcext:value-type="string">
            <text:p>|Language for transformation|C and Java|Java in the past, XSLT now|XSLT|XSLT|</text:p>
          </table:table-cell>
        </table:table-row>
        <table:table-row table:style-name="ro1">
          <table:table-cell/>
          <table:table-cell office:value-type="string" calcext:value-type="string">
            <text:p>Document store</text:p>
          </table:table-cell>
          <table:table-cell office:value-type="string" calcext:value-type="string">
            <text:p>OCLC CBS</text:p>
          </table:table-cell>
          <table:table-cell office:value-type="string" calcext:value-type="string">
            <text:p>MarkLogic</text:p>
          </table:table-cell>
          <table:table-cell/>
          <table:table-cell office:value-type="string" calcext:value-type="string">
            <text:p>OCLC CBS</text:p>
          </table:table-cell>
          <table:table-cell table:formula="of:=CONCATENATE(&quot;|&quot;;[.B14];&quot;|&quot;;[.C14];&quot;|&quot;;[.D14];&quot;|&quot;;[.E14];&quot;|&quot;;[.F14];&quot;|&quot;)" office:value-type="string" office:string-value="|Document store|OCLC CBS|MarkLogic||OCLC CBS|" calcext:value-type="string">
            <text:p>|Document store|OCLC CBS|MarkLogic||OCLC CBS|</text:p>
          </table:table-cell>
        </table:table-row>
        <table:table-row table:style-name="ro1">
          <table:table-cell/>
          <table:table-cell office:value-type="string" calcext:value-type="string">
            <text:p>Search engine technology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MarkLogic</text:p>
          </table:table-cell>
          <table:table-cell office:value-type="string" calcext:value-type="string">
            <text:p>Elasticsearch</text:p>
          </table:table-cell>
          <table:table-cell office:value-type="string" calcext:value-type="string">
            <text:p>SOLR</text:p>
          </table:table-cell>
          <table:table-cell table:formula="of:=CONCATENATE(&quot;|&quot;;[.B15];&quot;|&quot;;[.C15];&quot;|&quot;;[.D15];&quot;|&quot;;[.E15];&quot;|&quot;;[.F15];&quot;|&quot;)" office:value-type="string" office:string-value="|Search engine technology|SOLR|MarkLogic|Elasticsearch|SOLR|" calcext:value-type="string">
            <text:p>|Search engine technology|SOLR|MarkLogic|Elasticsearch|SOLR|</text:p>
          </table:table-cell>
        </table:table-row>
        <table:table-row table:style-name="ro1">
          <table:table-cell/>
          <table:table-cell office:value-type="string" calcext:value-type="string">
            <text:p>Front-end technology</text:p>
          </table:table-cell>
          <table:table-cell office:value-type="string" calcext:value-type="string">
            <text:p>VuFind</text:p>
          </table:table-cell>
          <table:table-cell office:value-type="string" calcext:value-type="string">
            <text:p>MarkLogic</text:p>
          </table:table-cell>
          <table:table-cell office:value-type="string" calcext:value-type="string">
            <text:p>no Front-end</text:p>
          </table:table-cell>
          <table:table-cell office:value-type="string" calcext:value-type="string">
            <text:p>VuFind</text:p>
          </table:table-cell>
          <table:table-cell table:formula="of:=CONCATENATE(&quot;|&quot;;[.B16];&quot;|&quot;;[.C16];&quot;|&quot;;[.D16];&quot;|&quot;;[.E16];&quot;|&quot;;[.F16];&quot;|&quot;)" office:value-type="string" office:string-value="|Front-end technology|VuFind|MarkLogic|no Front-end|VuFind|" calcext:value-type="string">
            <text:p>|Front-end technology|VuFind|MarkLogic|no Front-end|VuFind|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BV Zentral</text:p>
          </table:table-cell>
          <table:table-cell office:value-type="string" calcext:value-type="string">
            <text:p>Finc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<text:s/>:-------------: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&lt;<text:a xlink:href="http://findex.gbv.de/" xlink:type="simple">http://findex.gbv.de</text:a>&gt;</text:p>
          </table:table-cell>
          <table:table-cell office:value-type="string" calcext:value-type="string">
            <text:p>&lt;http://finc.info&gt;</text:p>
          </table:table-cell>
          <table:table-cell table:style-name="ce1" table:formula="of:=CONCATENATE(&quot;|&quot;;[.B21];&quot;|&quot;;[.C21];&quot;|&quot;;[.D21];&quot;|&quot;)" office:value-type="string" office:string-value="|Link|&lt;http://findex.gbv.de&gt;|&lt;http://finc.info&gt;|" calcext:value-type="string">
            <text:p>|Link|&lt;http://findex.gbv.de&gt;|&lt;http://finc.info&gt;|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 year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table:style-name="ce1" table:formula="of:=CONCATENATE(&quot;|&quot;;[.B22];&quot;|&quot;;[.C22];&quot;|&quot;;[.D22];&quot;|&quot;)" office:value-type="string" office:string-value="|Start year|2012|2014|" calcext:value-type="string">
            <text:p>|Start year|2012|2014|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mber of articles in the platform</text:p>
          </table:table-cell>
          <table:table-cell office:value-type="string" calcext:value-type="string">
            <text:p>157 million</text:p>
          </table:table-cell>
          <table:table-cell office:value-type="string" calcext:value-type="string">
            <text:p>80 million</text:p>
          </table:table-cell>
          <table:table-cell table:style-name="ce1" table:formula="of:=CONCATENATE(&quot;|&quot;;[.B23];&quot;|&quot;;[.C23];&quot;|&quot;;[.D23];&quot;|&quot;)" office:value-type="string" office:string-value="|Number of articles in the platform|157 million|80 million|" calcext:value-type="string">
            <text:p>|Number of articles in the platform|157 million|80 million|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n focus</text:p>
          </table:table-cell>
          <table:table-cell table:number-columns-repeated="2" office:value-type="string" calcext:value-type="string">
            <text:p>access</text:p>
          </table:table-cell>
          <table:table-cell table:style-name="ce1" table:formula="of:=CONCATENATE(&quot;|&quot;;[.B24];&quot;|&quot;;[.C24];&quot;|&quot;;[.D24];&quot;|&quot;)" office:value-type="string" office:string-value="|Main focus|access|access|" calcext:value-type="string">
            <text:p>|Main focus|access|access|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ticipating Publishers</text:p>
          </table:table-cell>
          <table:table-cell office:value-type="string" calcext:value-type="string">
            <text:p>~40</text:p>
          </table:table-cell>
          <table:table-cell office:value-type="string" calcext:value-type="string">
            <text:p>via crossref</text:p>
          </table:table-cell>
          <table:table-cell table:style-name="ce1" table:formula="of:=CONCATENATE(&quot;|&quot;;[.B25];&quot;|&quot;;[.C25];&quot;|&quot;;[.D25];&quot;|&quot;)" office:value-type="string" office:string-value="|Participating Publishers|~40|via crossref|" calcext:value-type="string">
            <text:p>|Participating Publishers|~40|via crossref|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vot Format</text:p>
          </table:table-cell>
          <table:table-cell office:value-type="string" calcext:value-type="string">
            <text:p>marc21</text:p>
          </table:table-cell>
          <table:table-cell office:value-type="string" calcext:value-type="string">
            <text:p>local</text:p>
          </table:table-cell>
          <table:table-cell table:style-name="ce1" table:formula="of:=CONCATENATE(&quot;|&quot;;[.B26];&quot;|&quot;;[.C26];&quot;|&quot;;[.D26];&quot;|&quot;)" office:value-type="string" office:string-value="|Pivot Format|marc21|local|" calcext:value-type="string">
            <text:p>|Pivot Format|marc21|local|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ghts to share the metadata</text:p>
          </table:table-cell>
          <table:table-cell table:number-columns-repeated="2" office:value-type="string" calcext:value-type="string">
            <text:p>yes</text:p>
          </table:table-cell>
          <table:table-cell table:style-name="ce1" table:formula="of:=CONCATENATE(&quot;|&quot;;[.B27];&quot;|&quot;;[.C27];&quot;|&quot;;[.D27];&quot;|&quot;)" office:value-type="string" office:string-value="|Rights to share the metadata|yes|yes|" calcext:value-type="string">
            <text:p>|Rights to share the metadata|yes|yes|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guage for transformation</text:p>
          </table:table-cell>
          <table:table-cell office:value-type="string" calcext:value-type="string">
            <text:p>C and Java</text:p>
          </table:table-cell>
          <table:table-cell office:value-type="string" calcext:value-type="string">
            <text:p>go</text:p>
          </table:table-cell>
          <table:table-cell table:style-name="ce1" table:formula="of:=CONCATENATE(&quot;|&quot;;[.B28];&quot;|&quot;;[.C28];&quot;|&quot;;[.D28];&quot;|&quot;)" office:value-type="string" office:string-value="|Language for transformation|C and Java|go|" calcext:value-type="string">
            <text:p>|Language for transformation|C and Java|go|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arch engine technology</text:p>
          </table:table-cell>
          <table:table-cell office:value-type="string" calcext:value-type="string">
            <text:p>SolrCloud</text:p>
          </table:table-cell>
          <table:table-cell office:value-type="string" calcext:value-type="string">
            <text:p>SOLR</text:p>
          </table:table-cell>
          <table:table-cell table:style-name="ce1" table:formula="of:=CONCATENATE(&quot;|&quot;;[.B29];&quot;|&quot;;[.C29];&quot;|&quot;;[.D29];&quot;|&quot;)" office:value-type="string" office:string-value="|Search engine technology|SolrCloud|SOLR|" calcext:value-type="string">
            <text:p>|Search engine technology|SolrCloud|SOLR|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ont-end technology</text:p>
          </table:table-cell>
          <table:table-cell office:value-type="string" calcext:value-type="string">
            <text:p>no Front-end</text:p>
          </table:table-cell>
          <table:table-cell office:value-type="string" calcext:value-type="string">
            <text:p>VuFind</text:p>
          </table:table-cell>
          <table:table-cell table:style-name="ce1" table:formula="of:=CONCATENATE(&quot;|&quot;;[.B30];&quot;|&quot;;[.C30];&quot;|&quot;;[.D30];&quot;|&quot;)" office:value-type="string" office:string-value="|Front-end technology|no Front-end|VuFind|" calcext:value-type="string">
            <text:p>|Front-end technology|no Front-end|VuFind|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6:23:06.682471920</meta:creation-date>
    <dc:date>2016-02-18T18:15:14.818462747</dc:date>
    <meta:editing-duration>PT1H36M57S</meta:editing-duration>
    <meta:editing-cycles>2</meta:editing-cycles>
    <meta:generator>LibreOffice/4.2.8.2$Linux_X86_64 LibreOffice_project/420m0$Build-2</meta:generator>
    <meta:document-statistic meta:table-count="1" meta:cell-count="134" meta:object-count="0"/>
  </office:meta>
</office:document-meta>
</file>